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175cm" style:rel-column-width="11829*"/>
    </style:style>
    <style:style style:name="Table1.B" style:family="table-column">
      <style:table-column-properties style:column-width="3.81cm" style:rel-column-width="14195*"/>
    </style:style>
    <style:style style:name="Table1.C" style:family="table-column">
      <style:table-column-properties style:column-width="10.605cm" style:rel-column-width="395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pl" fo:country="PL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1da763" officeooo:paragraph-rsid="001da76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a763" officeooo:paragraph-rsid="001da76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230e91" officeooo:paragraph-rsid="00230e91"/>
    </style:style>
    <style:style style:name="P5" style:family="paragraph" style:parent-style-name="Table_20_Contents">
      <style:text-properties officeooo:rsid="00235946" officeooo:paragraph-rsid="00235946"/>
    </style:style>
    <style:style style:name="P6" style:family="paragraph" style:parent-style-name="Table_20_Contents">
      <style:paragraph-properties fo:text-align="center" style:justify-single-word="false"/>
      <style:text-properties officeooo:rsid="00235946" officeooo:paragraph-rsid="0023594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fo:color="#ff00ff" officeooo:rsid="001da763" officeooo:paragraph-rsid="001da763"/>
    </style:style>
    <style:style style:name="P9" style:family="paragraph" style:parent-style-name="Text_20_body">
      <style:text-properties style:use-window-font-color="true" officeooo:rsid="001da763" officeooo:paragraph-rsid="001da763"/>
    </style:style>
    <style:style style:name="P10" style:family="paragraph" style:parent-style-name="Standard">
      <style:text-properties fo:language="pl" fo:country="PL" officeooo:rsid="001c26c6" officeooo:paragraph-rsid="001c26c6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writing-mode="lr-tb"/>
      <style:text-properties fo:color="#ff00ff" fo:language="pl" fo:country="PL" officeooo:rsid="001c26c6" officeooo:paragraph-rsid="001ecd26"/>
    </style:style>
    <style:style style:name="P13" style:family="paragraph" style:parent-style-name="Standard">
      <style:paragraph-properties style:writing-mode="lr-tb"/>
      <style:text-properties fo:color="#000000" fo:language="pl" fo:country="PL" officeooo:rsid="001c26c6" officeooo:paragraph-rsid="001ecd26"/>
    </style:style>
    <style:style style:name="P14" style:family="paragraph" style:parent-style-name="Standard">
      <style:paragraph-properties style:writing-mode="lr-tb"/>
      <style:text-properties fo:color="#000000" fo:language="pl" fo:country="PL" officeooo:rsid="00223d57" officeooo:paragraph-rsid="00223d57"/>
    </style:style>
    <style:style style:name="P15" style:family="paragraph" style:parent-style-name="Standard">
      <style:paragraph-properties style:writing-mode="lr-tb"/>
      <style:text-properties fo:color="#000000" fo:language="pl" fo:country="PL" style:text-underline-style="solid" style:text-underline-width="auto" style:text-underline-color="font-color" officeooo:rsid="00223d57" officeooo:paragraph-rsid="00223d57"/>
    </style:style>
    <style:style style:name="P16" style:family="paragraph" style:parent-style-name="Standard">
      <style:paragraph-properties style:writing-mode="lr-tb"/>
      <style:text-properties fo:color="#000000" fo:language="pl" fo:country="PL" style:text-underline-style="solid" style:text-underline-width="auto" style:text-underline-color="font-color" officeooo:rsid="00223d57" officeooo:paragraph-rsid="0023fd4b"/>
    </style:style>
    <style:style style:name="P17" style:family="paragraph" style:parent-style-name="Standard">
      <style:paragraph-properties style:writing-mode="lr-tb"/>
      <style:text-properties fo:color="#000000" fo:language="pl" fo:country="PL" officeooo:rsid="00230e91" officeooo:paragraph-rsid="00230e91"/>
    </style:style>
    <style:style style:name="P18" style:family="paragraph" style:parent-style-name="Standard">
      <style:paragraph-properties style:writing-mode="lr-tb"/>
      <style:text-properties fo:color="#000000" fo:language="pl" fo:country="PL" officeooo:rsid="00235946" officeooo:paragraph-rsid="00235946"/>
    </style:style>
    <style:style style:name="P19" style:family="paragraph" style:parent-style-name="Standard">
      <style:paragraph-properties style:writing-mode="lr-tb"/>
      <style:text-properties fo:color="#000000" fo:language="pl" fo:country="PL" officeooo:rsid="00235c26" officeooo:paragraph-rsid="00235c26"/>
    </style:style>
    <style:style style:name="P20" style:family="paragraph" style:parent-style-name="Standard">
      <style:paragraph-properties style:writing-mode="lr-tb"/>
      <style:text-properties fo:color="#000000" fo:language="pl" fo:country="PL" style:text-underline-style="none" officeooo:rsid="00235c26" officeooo:paragraph-rsid="00235c26"/>
    </style:style>
    <style:style style:name="P21" style:family="paragraph" style:parent-style-name="Standard">
      <style:paragraph-properties style:writing-mode="lr-tb"/>
      <style:text-properties fo:color="#000000" fo:language="pl" fo:country="PL" style:text-underline-style="none" officeooo:rsid="0023fd4b" officeooo:paragraph-rsid="0023fd4b"/>
    </style:style>
    <style:style style:name="P22" style:family="paragraph" style:parent-style-name="Standard">
      <style:paragraph-properties style:writing-mode="lr-tb"/>
      <style:text-properties fo:color="#000000" fo:language="pl" fo:country="PL" style:text-underline-style="none" officeooo:rsid="0026b131" officeooo:paragraph-rsid="0026b131"/>
    </style:style>
    <style:style style:name="P23" style:family="paragraph" style:parent-style-name="Standard" style:list-style-name="L2">
      <style:text-properties fo:color="#ff00ff" fo:language="pl" fo:country="PL" officeooo:rsid="001c26c6" officeooo:paragraph-rsid="001ecd26"/>
    </style:style>
    <style:style style:name="P24" style:family="paragraph" style:parent-style-name="Standard" style:list-style-name="L2">
      <style:paragraph-properties style:writing-mode="lr-tb"/>
      <style:text-properties fo:color="#ff00ff" fo:language="pl" fo:country="PL" officeooo:rsid="001c26c6" officeooo:paragraph-rsid="001ecd26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1ecd26" officeooo:paragraph-rsid="001ecd26"/>
    </style:style>
    <style:style style:name="P28" style:family="paragraph" style:parent-style-name="Title" style:master-page-name="First_20_Page">
      <style:paragraph-properties style:page-number="auto" fo:break-before="page"/>
      <style:text-properties fo:language="pl" fo:country="PL" officeooo:rsid="0020785e" officeooo:paragraph-rsid="0020785e"/>
    </style:style>
    <style:style style:name="P29" style:family="paragraph" style:parent-style-name="Text_20_body" style:list-style-name="L1">
      <style:text-properties fo:color="#ff00ff"/>
    </style:style>
    <style:style style:name="P30" style:family="paragraph" style:parent-style-name="Text_20_body" style:list-style-name="L1">
      <style:text-properties fo:color="#ff00ff" officeooo:rsid="001f2a99" officeooo:paragraph-rsid="001f2a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a99" style:font-weight-asian="bold" style:font-weight-complex="bold"/>
    </style:style>
    <style:style style:name="T3" style:family="text">
      <style:text-properties fo:font-weight="bold" officeooo:rsid="00235946" style:font-weight-asian="bold" style:font-weight-complex="bold"/>
    </style:style>
    <style:style style:name="T4" style:family="text">
      <style:text-properties officeooo:rsid="001f2a99"/>
    </style:style>
    <style:style style:name="T5" style:family="text">
      <style:text-properties officeooo:rsid="00230e91"/>
    </style:style>
    <style:style style:name="T6" style:family="text">
      <style:text-properties officeooo:rsid="00235946"/>
    </style:style>
    <style:style style:name="T7" style:family="text">
      <style:text-properties officeooo:rsid="00235c26"/>
    </style:style>
    <style:style style:name="T8" style:family="text">
      <style:text-properties officeooo:rsid="0023fd4b"/>
    </style:style>
    <style:style style:name="T9" style:family="text">
      <style:text-properties officeooo:rsid="0028731d"/>
    </style:style>
    <style:style style:name="T10" style:family="text">
      <style:text-properties officeooo:rsid="002a540c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nformacje dla użytkownika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Spis treści</text:p>
          </text:index-title>
          <text:p text:style-name="P11"><text:a xlink:type="simple" xlink:href="#__RefHeading___Toc622_1151177595" text:style-name="Index_20_Link" text:visited-style-name="Index_20_Link">1 Instrukcja<text:tab/>3</text:a></text:p>
          <text:p text:style-name="P11"><text:a xlink:type="simple" xlink:href="#__RefHeading___Toc624_1151177595" text:style-name="Index_20_Link" text:visited-style-name="Index_20_Link">2 Użyte narzędzia<text:tab/>4</text:a></text:p>
          <text:p text:style-name="P11"><text:a xlink:type="simple" xlink:href="#__RefHeading___Toc940_1151177595" text:style-name="Index_20_Link" text:visited-style-name="Index_20_Link">3 Uruchomienie aplikacji<text:tab/>5</text:a></text:p>
        </text:index-body>
      </text:table-of-content>
      <text:h text:style-name="P25" text:outline-level="1"/>
      <text:h text:style-name="P26" text:outline-level="1"><text:bookmark-start text:name="__RefHeading___Toc622_1151177595"/>Instrukcja<text:bookmark-end text:name="__RefHeading___Toc622_1151177595"/></text:h>
      <text:list xml:id="list897548923" text:style-name="L1">
        <text:list-item>
          <text:p text:style-name="P29"><text:span text:style-name="T4">Proszę </text:span><text:span text:style-name="T2">otworzyć</text:span> ten plik tylko w programie LibreOffice 6.1.4</text:p>
        </text:list-item>
        <text:list-item>
          <text:p text:style-name="P29">Proszę <text:span text:style-name="T1">NIE</text:span> usuwać żadnej części tego pliku.<text:line-break/>- Dotyczy to także poleceń.</text:p>
        </text:list-item>
        <text:list-item>
          <text:p text:style-name="P30">Proszę <text:span text:style-name="T1">podać</text:span> informacje wymagane w następnych rozdziałach.</text:p>
        </text:list-item>
      </text:list>
      <text:p text:style-name="P10"/>
      <text:p text:style-name="P10"/>
      <text:h text:style-name="P26" text:outline-level="1"><text:bookmark-start text:name="__RefHeading___Toc624_1151177595"/>Użyte narzędzia<text:bookmark-end text:name="__RefHeading___Toc624_1151177595"/></text:h>
      <text:p text:style-name="P8">Wypełnij poniższą tabelę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azwa narzędzia</text:p>
          </table:table-cell>
          <table:table-cell table:style-name="Table1.A1" office:value-type="string">
            <text:p text:style-name="P2">Wersja narzędzia</text:p>
          </table:table-cell>
          <table:table-cell table:style-name="Table1.C1" office:value-type="string">
            <text:p text:style-name="P2">Adres internetowy, gdzie można pobrać narzędzie.</text:p>
          </table:table-cell>
        </table:table-row>
        <table:table-row>
          <table:table-cell table:style-name="Table1.A2" office:value-type="string">
            <text:p text:style-name="P4">Anaconda <text:span text:style-name="T6">Navigator</text:span></text:p>
          </table:table-cell>
          <table:table-cell table:style-name="Table1.A2" office:value-type="string">
            <text:p text:style-name="P6">1.9.7</text:p>
          </table:table-cell>
          <table:table-cell table:style-name="Table1.C2" office:value-type="string">
            <text:p text:style-name="Table_20_Contents"><text:a xlink:type="simple" xlink:href="https://www.anaconda.com/" text:style-name="Internet_20_link" text:visited-style-name="Visited_20_Internet_20_Link">https://www.anaconda.com/</text:a> </text:p>
          </table:table-cell>
        </table:table-row>
        <table:table-row>
          <table:table-cell table:style-name="Table1.A2" office:value-type="string">
            <text:p text:style-name="P4">Jupyter Notebook</text:p>
          </table:table-cell>
          <table:table-cell table:style-name="Table1.A2" office:value-type="string">
            <text:p text:style-name="P4">5.7.8</text:p>
          </table:table-cell>
          <table:table-cell table:style-name="Table1.C2" office:value-type="string">
            <text:p text:style-name="P5">Pobiera się wraz z dystrybucją Anacondy.</text:p>
          </table:table-cell>
        </table:table-row>
        <table:table-row>
          <table:table-cell table:style-name="Table1.A2" office:value-type="string">
            <text:p text:style-name="P6">Libre Office Calc</text:p>
          </table:table-cell>
          <table:table-cell table:style-name="Table1.A2" office:value-type="string">
            <text:p text:style-name="P6">6.1.4</text:p>
          </table:table-cell>
          <table:table-cell table:style-name="Table1.C2" office:value-type="string">
            <text:p text:style-name="Table_20_Contents"><text:a xlink:type="simple" xlink:href="https://www.filepuma.com/download/libreoffice_64bit_6.1.4-21079/" text:style-name="Internet_20_link" text:visited-style-name="Visited_20_Internet_20_Link">https://www.filepuma.com/download/libreoffice_64bit_6.1.4-21079/</text:a> </text:p>
          </table:table-cell>
        </table:table-row>
      </table:table>
      <text:p text:style-name="P9"/>
      <text:p text:style-name="P9"/>
      <text:h text:style-name="P27" text:outline-level="1"><text:bookmark-start text:name="__RefHeading___Toc940_1151177595"/>Uruchomienie aplikacji<text:bookmark-end text:name="__RefHeading___Toc940_1151177595"/></text:h>
      <text:list xml:id="list2479346056" text:style-name="L2">
        <text:list-item>
          <text:p text:style-name="P23">Podaj szczegółową informację na temat <text:span text:style-name="T1">wszelkich</text:span> czynności, które powinien wykonać użytkownik, aby <text:span text:style-name="T1">uruchomić</text:span> Twoją aplikację.</text:p>
        </text:list-item>
        <text:list-item>
          <text:p text:style-name="P24">Przyjmujemy, że instrukcja jest skierowana do użytkownika, który na zna używanych przez nas narzędzi.</text:p>
        </text:list-item>
      </text:list>
      <text:p text:style-name="P12"/>
      <text:p text:style-name="P19">Pobierz na pulpit plik z dydaktyka.gnomio.com o nazwie „ <text:span text:style-name="T10">Konrad_Szwed_Projekt wlasny_Python”, </text:span>następnie kliknij na niego prawym przyciskiem myszki i wybierz opcję „Wypakuj tutaj...”.</text:p>
      <text:p text:style-name="P19"/>
      <text:p text:style-name="P15">Jeśli <text:span text:style-name="T1">nie</text:span> posiadasz dystrybucji Anaconda:</text:p>
      <text:p text:style-name="P13"/>
      <text:p text:style-name="P14">1) Wpisz w wyszukiwarkę Google hasło „jupyter notebook”.</text:p>
      <text:p text:style-name="P14">2) Wybierz link o adresie jupyter.org</text:p>
      <text:p text:style-name="P14">3) Jesteś na stronie jupyter.org. Delikatnie zjedź strzałką w dół, aż zauważysz nagłówek „The Jupyter Notebook”.</text:p>
      <text:p text:style-name="P14">4) Pod tym hasłem znajdują się dwa pomarańczowe prostokąty, wybierz ten z nich, który zatytułowany jest „Try it in your browser”.</text:p>
      <text:p text:style-name="P14">5) Po kliknięciu otworzy się przeglądarkowa wersja Jupyter Notebook. W prawym górnym rogu znajduje się <text:span text:style-name="T5">okienko „Upload”, kliknij w nie. Wtedy otworzy się okienko, dzięki któremu możesz wgrać potrzebne do uruchomienia programu pliki.</text:span></text:p>
      <text:p text:style-name="P17">6) Wybierz te pliki, które znajdują się w folderze „Pliki_zrodlowe” folderu „<text:span text:style-name="T10">Konrad_Szwed</text:span>_Projekt wlasny_Python” (który ówcześnie wypakowałeś).</text:p>
      <text:p text:style-name="P17">7) Upewnij się, że wgrałeś poprawne pliki. Powinny nosić nazwę „<text:span text:style-name="T10">Konrad_Szwed_dane</text:span>.csv” oraz „<text:span text:style-name="T10">main</text:span>.ipynb”.</text:p>
      <text:p text:style-name="P17">8) <text:span text:style-name="T6">Pliki, które wgrałeś powinny pojawić się w oknie Jupytera. Kliknij w jeden z nich o nazwie „projekt. ipynb”.</text:span></text:p>
      <text:p text:style-name="P18">9) Po otworzeniu, program jest gotowy do uruchamiania. <text:span text:style-name="T1">*</text:span>Każdą z komórek Jupytera <text:span text:style-name="T7">zatwierdzaj poprzez klikanie w nią</text:span>, a następnie <text:span text:style-name="T7">wykonując </text:span>kombinacj<text:span text:style-name="T7">ę</text:span> shift+enter, by zobaczyć je<text:span text:style-name="T7">j</text:span> działanie.</text:p>
      <text:p text:style-name="P14"/>
      <text:p text:style-name="P14"/>
      <text:p text:style-name="P15">Jeśli posiadasz dystrybucję Anaconda:</text:p>
      <text:p text:style-name="P20">1) Uruchom program Anaconda Navigator.</text:p>
      <text:p text:style-name="P20">2) Po uruchomieniu wyświetli się okno Anaconda Navigator z możliwością wyboru poszczególnych dodatków.</text:p>
      <text:p text:style-name="P20">3) Jednym z nich jest Jupyter Notebook, uruchom go wciskając przycisk „Launch”</text:p>
      <text:p text:style-name="P20">4) <text:span text:style-name="T8">W przeglądarce otworzy się Jupyter Notebook, który może działać offline. W swoim oknie wyświetli on zawartość Twojego komputera.</text:span></text:p>
      <text:p text:style-name="P21">5) Spośród różnych nazw zawartości wybierz „Desktop”, który oznacza po polsku „pulpit”, abyś mógł wgrać właśnie stamtąd wszystkie potrzebne pliki .</text:p>
      <text:p text:style-name="P21">6) Jupyter wyświetli następnie kolejne okno z zawartością Twojego pulpitu.</text:p>
      <text:p text:style-name="P21">7) Wybierz folder „ <text:span text:style-name="T10">Konrad_Szwed_Projekt wlasny_Python”, </text:span>następnie folder „Pliki_zrodlowe” i wgraj znajdujący się w nim plik „projekt.ipynb”. (Pliku .csv nie musisz wgrywać, najważniejsze jest to aby znajdował się w tym samym folderze co „projekt.ipynb”).</text:p>
      <text:p text:style-name="P22">8) <text:span text:style-name="T6">Po otworzeniu, program jest gotowy do uruchamiania. </text:span><text:span text:style-name="T3">*</text:span><text:span text:style-name="T6">Każdą z komórek Jupytera zatwierdzaj poprzez klikanie w nią, a następnie wykonując kombinację shift+enter, by zobaczyć jej działanie.</text:span></text:p>
      <text:p text:style-name="P16">*<text:span text:style-name="T9">komórki z wykresami pt. „analiza porównawcza...” zatwierdzaj dwukrotnie kombinacją shift+en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09:16.650000000</meta:creation-date>
    <meta:generator>LibreOffice/6.2.2.2$Windows_x86 LibreOffice_project/2b840030fec2aae0fd2658d8d4f9548af4e3518d</meta:generator>
    <dc:date>2019-04-30T10:41:53.309000000</dc:date>
    <meta:editing-duration>PT1H52M56S</meta:editing-duration>
    <meta:editing-cycles>11</meta:editing-cycles>
    <meta:document-statistic meta:table-count="1" meta:image-count="0" meta:object-count="0" meta:page-count="5" meta:paragraph-count="47" meta:word-count="457" meta:character-count="3352" meta:non-whitespace-character-count="2948"/>
  </office:meta>
</office:document-meta>
</file>